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95pt"/>
    </style:style>
    <style:style style:name="co4" style:family="table-column">
      <style:table-column-properties fo:break-before="auto" style:column-width="57.15pt"/>
    </style:style>
    <style:style style:name="co5" style:family="table-column">
      <style:table-column-properties fo:break-before="auto" style:column-width="5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453.54pt" svg:height="254.78pt" svg:x="31.69pt" svg:y="54.26pt">
            <loext:p draw:notify-on-update-of-ranges="Time.A1:Time.A1 Time.B1:Time.D1 Time.A2:Time.A2 Time.B2:Time.D2 Time.A3:Time.A3 Time.B3:Time.D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Default"/>
          <table:table-cell table:style-name="ce2" office:value-type="string" calcext:value-type="string">
            <text:p>RLEImage</text:p>
          </table:table-cell>
          <table:table-cell table:style-name="ce1" office:value-type="string" calcext:value-type="string">
            <text:p>itk::Image</text:p>
          </table:table-cell>
          <table:table-cell table:style-name="ce1" office:value-type="string" calcext:value-type="string">
            <text:p>itk::Image+Conversion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.9720975" calcext:value-type="float">
            <text:p>1.97</text:p>
          </table:table-cell>
          <table:table-cell office:value-type="float" office:value="1.43379688461538" calcext:value-type="float">
            <text:p>1.43</text:p>
          </table:table-cell>
          <table:table-cell office:value-type="float" office:value="1.53589534615385" calcext:value-type="float">
            <text:p>1.54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.34801307692308" calcext:value-type="float">
            <text:p>1.35</text:p>
          </table:table-cell>
          <table:table-cell office:value-type="float" office:value="1.12782107692308" calcext:value-type="float">
            <text:p>1.13</text:p>
          </table:table-cell>
          <table:table-cell office:value-type="float" office:value="1.123654" calcext:value-type="float">
            <text:p>1.12</text:p>
          </table:table-cell>
        </table:table-row>
      </table:table>
      <table:table table:name="Speed" table:style-name="ta1">
        <table:shapes>
          <draw:frame draw:z-index="0" draw:style-name="gr1" draw:text-style-name="P1" svg:width="453.54pt" svg:height="254.78pt" svg:x="32.31pt" svg:y="54.85pt">
            <loext:p draw:notify-on-update-of-ranges="Speed.A1:Speed.A1 Speed.B1:Speed.D1 Speed.A2:Speed.A2 Speed.B2:Speed.D2 Speed.A3:Speed.A3 Speed.B3:Speed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row table:style-name="ro1">
          <table:table-cell table:style-name="Default"/>
          <table:table-cell table:style-name="ce2" office:value-type="string" calcext:value-type="string">
            <text:p>RLEImage</text:p>
          </table:table-cell>
          <table:table-cell table:style-name="ce1" office:value-type="string" calcext:value-type="string">
            <text:p>itk::Image</text:p>
          </table:table-cell>
          <table:table-cell table:style-name="ce1" office:value-type="string" calcext:value-type="string">
            <text:p>itk::Image+Conversion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formula="of:=[Time.$D$3]/[Time.B2]" office:value-type="percentage" office:value="0.569776088656874" calcext:value-type="percentage">
            <text:p>57.0%</text:p>
          </table:table-cell>
          <table:table-cell table:formula="of:=[Time.$D$3]/[Time.C2]" office:value-type="percentage" office:value="0.783691199260361" calcext:value-type="percentage">
            <text:p>78.4%</text:p>
          </table:table-cell>
          <table:table-cell table:formula="of:=[Time.$D$3]/[Time.D2]" office:value-type="percentage" office:value="0.731595419449527" calcext:value-type="percentage">
            <text:p>73.2%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table:formula="of:=[Time.$D$3]/[Time.B3]" office:value-type="percentage" office:value="0.833563130236696" calcext:value-type="percentage">
            <text:p>83.4%</text:p>
          </table:table-cell>
          <table:table-cell table:formula="of:=[Time.$D$3]/[Time.C3]" office:value-type="percentage" office:value="0.996305196800856" calcext:value-type="percentage">
            <text:p>99.6%</text:p>
          </table:table-cell>
          <table:table-cell table:formula="of:=[Time.$D$3]/[Time.D3]" office:value-type="percentage" office:value="1" calcext:value-type="percentage">
            <text:p>100.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3:53:51.273000000</meta:creation-date>
    <dc:date>2016-08-03T14:19:54.472000000</dc:date>
    <meta:editing-duration>PT15M51S</meta:editing-duration>
    <meta:editing-cycles>4</meta:editing-cycles>
    <meta:generator>LibreOffice/5.1.4.2$Windows_X86_64 LibreOffice_project/f99d75f39f1c57ebdd7ffc5f42867c12031db97a</meta:generator>
    <meta:document-statistic meta:table-count="2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title svg:x="4.435cm" svg:y="0.315cm" chart:style-name="ch2">
          <text:p>Speed [normalized to fastest time]</text:p>
        </chart:title>
        <chart:legend chart:legend-position="bottom" svg:x="6.189cm" svg:y="8.2cm" style:legend-expansion="wide" chart:style-name="ch3"/>
        <chart:plot-area chart:style-name="ch4" table:cell-range-address="Speed.A1:Speed.D3" chart:data-source-has-labels="both" svg:x="0.32cm" svg:y="1.299cm" svg:width="15.361cm" svg:height="6.722cm">
          <chartooo:coordinate-region svg:x="1.755cm" svg:y="1.502cm" svg:width="12.199cm" svg:height="5.866cm"/>
          <chart:axis chart:dimension="x" chart:name="primary-x" chart:style-name="ch5" chartooo:axis-type="auto">
            <chartooo:date-scale/>
            <chart:categories table:cell-range-address="Speed.B1:Speed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eed.B2:Speed.D2" chart:label-cell-address="Speed.A2:Speed.A2" chart:class="chart:line">
            <chart:data-point chart:repeated="3"/>
          </chart:series>
          <chart:series chart:style-name="ch9" chart:values-cell-range-address="Speed.B3:Speed.D3" chart:label-cell-address="Speed.A3:Speed.A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LEImage</text:p>
                <draw:g>
                  <svg:desc>Speed.B1:Speed.D1</svg:desc>
                </draw:g>
              </table:table-cell>
              <table:table-cell office:value-type="string">
                <text:p>itk::Image</text:p>
              </table:table-cell>
              <table:table-cell office:value-type="string">
                <text:p>itk::Image+Conversion</text:p>
              </table:table-cell>
            </table:table-row>
          </table:table-header-rows>
          <table:table-rows>
            <table:table-row>
              <table:table-cell office:value-type="string">
                <text:p>PC1</text:p>
                <draw:g>
                  <svg:desc>Speed.A2:Speed.A2</svg:desc>
                </draw:g>
              </table:table-cell>
              <table:table-cell office:value-type="float" office:value="0.569776088656874">
                <text:p>0.569776088656874</text:p>
                <draw:g>
                  <svg:desc>Speed.B2:Speed.D2</svg:desc>
                </draw:g>
              </table:table-cell>
              <table:table-cell office:value-type="float" office:value="0.783691199260361">
                <text:p>0.783691199260361</text:p>
              </table:table-cell>
              <table:table-cell office:value-type="float" office:value="0.731595419449527">
                <text:p>0.731595419449527</text:p>
              </table:table-cell>
            </table:table-row>
            <table:table-row>
              <table:table-cell office:value-type="string">
                <text:p>PC2</text:p>
                <draw:g>
                  <svg:desc>Speed.A3:Speed.A3</svg:desc>
                </draw:g>
              </table:table-cell>
              <table:table-cell office:value-type="float" office:value="0.833563130236696">
                <text:p>0.833563130236696</text:p>
                <draw:g>
                  <svg:desc>Speed.B3:Speed.D3</svg:desc>
                </draw:g>
              </table:table-cell>
              <table:table-cell office:value-type="float" office:value="0.996305196800856">
                <text:p>0.9963051968008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title svg:x="3.578cm" svg:y="0.315cm" chart:style-name="ch2">
          <text:p>Time [average time to process a test input]</text:p>
        </chart:title>
        <chart:legend chart:legend-position="bottom" svg:x="6.189cm" svg:y="8.2cm" style:legend-expansion="wide" chart:style-name="ch3"/>
        <chart:plot-area chart:style-name="ch4" table:cell-range-address="Time.A1:Time.D3" chart:data-source-has-labels="both" svg:x="1.321cm" svg:y="1.299cm" svg:width="14.36cm" svg:height="6.722cm">
          <chartooo:coordinate-region svg:x="2.249cm" svg:y="1.501cm" svg:width="11.705cm" svg:height="5.867cm"/>
          <chart:axis chart:dimension="x" chart:name="primary-x" chart:style-name="ch5" chartooo:axis-type="auto">
            <chartooo:date-scale/>
            <chart:categories table:cell-range-address="Time.B1:Time.D1"/>
          </chart:axis>
          <chart:axis chart:dimension="y" chart:name="primary-y" chart:style-name="ch5">
            <chart:title svg:x="0.451cm" svg:y="5.31cm" chart:style-name="ch6">
              <text:p>seconds</text:p>
            </chart:title>
            <chart:grid chart:style-name="ch7" chart:class="major"/>
          </chart:axis>
          <chart:series chart:style-name="ch8" chart:values-cell-range-address="Time.B2:Time.D2" chart:label-cell-address="Time.A2:Time.A2" chart:class="chart:line">
            <chart:data-point chart:repeated="3"/>
          </chart:series>
          <chart:series chart:style-name="ch9" chart:values-cell-range-address="Time.B3:Time.D3" chart:label-cell-address="Time.A3:Time.A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LEImage</text:p>
                <draw:g>
                  <svg:desc>Time.B1:Time.D1</svg:desc>
                </draw:g>
              </table:table-cell>
              <table:table-cell office:value-type="string">
                <text:p>itk::Image</text:p>
              </table:table-cell>
              <table:table-cell office:value-type="string">
                <text:p>itk::Image+Conversion</text:p>
              </table:table-cell>
            </table:table-row>
          </table:table-header-rows>
          <table:table-rows>
            <table:table-row>
              <table:table-cell office:value-type="string">
                <text:p>PC1</text:p>
                <draw:g>
                  <svg:desc>Time.A2:Time.A2</svg:desc>
                </draw:g>
              </table:table-cell>
              <table:table-cell office:value-type="float" office:value="1.9720975">
                <text:p>1.9720975</text:p>
                <draw:g>
                  <svg:desc>Time.B2:Time.D2</svg:desc>
                </draw:g>
              </table:table-cell>
              <table:table-cell office:value-type="float" office:value="1.43379688461538">
                <text:p>1.43379688461538</text:p>
              </table:table-cell>
              <table:table-cell office:value-type="float" office:value="1.53589534615385">
                <text:p>1.53589534615385</text:p>
              </table:table-cell>
            </table:table-row>
            <table:table-row>
              <table:table-cell office:value-type="string">
                <text:p>PC2</text:p>
                <draw:g>
                  <svg:desc>Time.A3:Time.A3</svg:desc>
                </draw:g>
              </table:table-cell>
              <table:table-cell office:value-type="float" office:value="1.34801307692308">
                <text:p>1.34801307692308</text:p>
                <draw:g>
                  <svg:desc>Time.B3:Time.D3</svg:desc>
                </draw:g>
              </table:table-cell>
              <table:table-cell office:value-type="float" office:value="1.12782107692308">
                <text:p>1.12782107692308</text:p>
              </table:table-cell>
              <table:table-cell office:value-type="float" office:value="1.123654">
                <text:p>1.123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